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Sans" svg:font-family="NimbusSans" style:font-pitch="variable"/>
    <style:font-face style:name="NimbusSans1" svg:font-family="NimbusSans"/>
    <style:font-face style:name="NimbusSansBold" svg:font-family="NimbusSansBold" style:font-pitch="variable"/>
    <style:font-face style:name="NimbusSansBold1" svg:font-family="NimbusSansBol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Sans" svg:font-family="NotoSans"/>
    <style:font-face style:name="NotoSans1" svg:font-family="NotoSans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6f64df"/>
    </style:style>
    <style:style style:name="gr3" style:family="graphic" style:parent-style-name="standard">
      <style:graphic-properties draw:stroke="none" draw:fill="solid" draw:fill-color="#4e45a2"/>
    </style:style>
    <style:style style:name="gr4" style:family="graphic" style:parent-style-name="standard">
      <style:graphic-properties draw:stroke="none" draw:fill="solid" draw:fill-color="#f1f1f1"/>
    </style:style>
    <style:style style:name="gr5" style:family="graphic" style:parent-style-name="standard">
      <style:graphic-properties draw:stroke="solid" svg:stroke-width="0.002cm" svg:stroke-color="#0000ff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6f64df"/>
    </style:style>
    <style:style style:name="P3" style:family="paragraph">
      <loext:graphic-properties draw:fill="solid" draw:fill-color="#4e45a2"/>
    </style:style>
    <style:style style:name="P4" style:family="paragraph">
      <loext:graphic-properties draw:fill="solid" draw:fill-color="#f1f1f1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9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10" style:family="paragraph">
      <loext:graphic-properties draw:fill="none"/>
      <style:text-properties fo:font-size="21.5pt" style:font-size-asian="21.5pt" style:font-size-complex="21.5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4.5pt" style:font-size-asian="4.5pt" style:font-size-complex="4.5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ffffff" loext:opacity="100%" style:font-name="NotoSans" fo:font-size="9pt" fo:font-weight="normal" style:font-name-asian="NotoSans" style:font-size-asian="9pt" style:font-weight-asian="normal" style:font-name-complex="NotoSans" style:font-size-complex="9pt" style:font-weight-complex="normal"/>
    </style:style>
    <style:style style:name="T2" style:family="text">
      <style:text-properties fo:color="#3e3e3e" loext:opacity="100%" style:font-name="NotoSans" fo:font-size="17.8999996185303pt" fo:font-weight="bold" style:font-name-asian="NotoSans" style:font-size-asian="17.8999996185303pt" style:font-weight-asian="bold" style:font-name-complex="NotoSans" style:font-size-complex="17.8999996185303pt" style:font-weight-complex="bold"/>
    </style:style>
    <style:style style:name="T3" style:family="text">
      <style:text-properties fo:color="#000000" loext:opacity="100%" style:font-name="NotoSans" fo:font-size="9pt" fo:font-weight="bold" style:font-name-asian="NotoSans" style:font-size-asian="9pt" style:font-weight-asian="bold" style:font-name-complex="NotoSans" style:font-size-complex="9pt" style:font-weight-complex="bold"/>
    </style:style>
    <style:style style:name="T4" style:family="text">
      <style:text-properties fo:color="#ffffff" loext:opacity="100%" style:font-name="NimbusSans1" fo:font-size="9pt" fo:font-weight="normal" style:font-name-asian="NimbusSans1" style:font-size-asian="9pt" style:font-weight-asian="normal" style:font-name-complex="NimbusSans1" style:font-size-complex="9pt" style:font-weight-complex="normal"/>
    </style:style>
    <style:style style:name="T5" style:family="text">
      <style:text-properties fo:color="#6d6f71" loext:opacity="100%" style:font-name="NimbusSans1" fo:font-size="9pt" fo:font-weight="normal" style:font-name-asian="NimbusSans1" style:font-size-asian="9pt" style:font-weight-asian="normal" style:font-name-complex="NimbusSans1" style:font-size-complex="9pt" style:font-weight-complex="normal"/>
    </style:style>
    <style:style style:name="T6" style:family="text">
      <style:text-properties fo:color="#3e3e3e" loext:opacity="100%" style:font-name="NotoSans" fo:font-size="9pt" fo:font-weight="bold" style:font-name-asian="NotoSans" style:font-size-asian="9pt" style:font-weight-asian="bold" style:font-name-complex="NotoSans" style:font-size-complex="9pt" style:font-weight-complex="bold"/>
    </style:style>
    <style:style style:name="T7" style:family="text">
      <style:text-properties fo:color="#000000" loext:opacity="100%" style:font-name="NimbusSans1" fo:font-size="9pt" fo:font-weight="normal" style:font-name-asian="NimbusSans1" style:font-size-asian="9pt" style:font-weight-asian="normal" style:font-name-complex="NimbusSans1" style:font-size-complex="9pt" style:font-weight-complex="normal"/>
    </style:style>
    <style:style style:name="T8" style:family="text">
      <style:text-properties fo:color="#6d6f71" loext:opacity="100%" style:font-name="NotoSans" fo:font-size="9pt" fo:font-weight="normal" style:font-name-asian="NotoSans" style:font-size-asian="9pt" style:font-weight-asian="normal" style:font-name-complex="NotoSans" style:font-size-complex="9pt" style:font-weight-complex="normal"/>
    </style:style>
    <style:style style:name="T9" style:family="text">
      <style:text-properties fo:color="#ffffff" loext:opacity="100%" style:font-name="NotoSans" fo:font-size="10.6999998092651pt" fo:font-weight="normal" style:font-name-asian="NotoSans" style:font-size-asian="10.6999998092651pt" style:font-weight-asian="normal" style:font-name-complex="NotoSans" style:font-size-complex="10.6999998092651pt" style:font-weight-complex="normal"/>
    </style:style>
    <style:style style:name="T10" style:family="text">
      <style:text-properties fo:color="#ffffff" loext:opacity="100%" style:font-name="NimbusSans1" fo:font-size="10.6999998092651pt" fo:font-weight="normal" style:font-name-asian="NimbusSans1" style:font-size-asian="10.6999998092651pt" style:font-weight-asian="normal" style:font-name-complex="NimbusSans1" style:font-size-complex="10.6999998092651pt" style:font-weight-complex="normal"/>
    </style:style>
    <style:style style:name="T11" style:family="text">
      <style:text-properties fo:color="#3e3e3e" loext:opacity="100%" style:font-name="NimbusSans1" fo:font-size="17.8999996185303pt" fo:font-weight="normal" style:font-name-asian="NimbusSans1" style:font-size-asian="17.8999996185303pt" style:font-weight-asian="normal" style:font-name-complex="NimbusSans1" style:font-size-complex="17.8999996185303pt" style:font-weight-complex="normal"/>
    </style:style>
    <style:style style:name="T12" style:family="text">
      <style:text-properties fo:color="#ffffff" loext:opacity="100%" style:font-name="NotoSans" fo:font-size="21.5pt" fo:font-weight="bold" style:font-name-asian="NotoSans" style:font-size-asian="21.5pt" style:font-weight-asian="bold" style:font-name-complex="NotoSans" style:font-size-complex="21.5pt" style:font-weight-complex="bold"/>
    </style:style>
    <style:style style:name="T13" style:family="text">
      <style:text-properties fo:color="#ffffff" loext:opacity="100%" style:font-name="NimbusSans1" fo:font-size="21.5pt" fo:font-weight="normal" style:font-name-asian="NimbusSans1" style:font-size-asian="21.5pt" style:font-weight-asian="normal" style:font-name-complex="NimbusSans1" style:font-size-complex="21.5pt" style:font-weight-complex="normal"/>
    </style:style>
    <style:style style:name="T14" style:family="text">
      <style:text-properties fo:color="#424242" loext:opacity="100%" style:font-name="NimbusSansBold1" fo:font-size="10pt" fo:font-weight="bold" style:font-name-asian="NimbusSansBold1" style:font-size-asian="10pt" style:font-weight-asian="bold" style:font-name-complex="NimbusSansBold1" style:font-size-complex="10pt" style:font-weight-complex="bold"/>
    </style:style>
    <style:style style:name="T15" style:family="text">
      <style:text-properties fo:color="#424242" loext:opacity="100%" style:font-name="NimbusSansBold1" fo:font-size="9pt" fo:font-weight="bold" style:font-name-asian="NimbusSansBold1" style:font-size-asian="9pt" style:font-weight-asian="bold" style:font-name-complex="NimbusSansBold1" style:font-size-complex="9pt" style:font-weight-complex="bold"/>
    </style:style>
    <style:style style:name="T16" style:family="text">
      <style:text-properties fo:color="#6d6f71" loext:opacity="100%" style:font-name="NotoSans" fo:font-size="8pt" fo:font-weight="normal" style:font-name-asian="NotoSans" style:font-size-asian="8pt" style:font-weight-asian="normal" style:font-name-complex="NotoSans" style:font-size-complex="8pt" style:font-weight-complex="normal"/>
    </style:style>
    <style:style style:name="T17" style:family="text">
      <style:text-properties fo:color="#6d6f71" loext:opacity="100%" style:font-name="NimbusSans1" fo:font-size="8pt" fo:font-weight="normal" style:font-name-asian="NimbusSans1" style:font-size-asian="8pt" style:font-weight-asian="normal" style:font-name-complex="NimbusSans1" style:font-size-complex="8pt" style:font-weight-complex="normal"/>
    </style:style>
    <style:style style:name="T18" style:family="text">
      <style:text-properties fo:color="#000000" loext:opacity="100%" style:font-name="NotoSans" fo:font-size="8pt" fo:font-weight="bold" style:font-name-asian="NotoSans" style:font-size-asian="8pt" style:font-weight-asian="bold" style:font-name-complex="NotoSans" style:font-size-complex="8pt" style:font-weight-complex="bold"/>
    </style:style>
    <style:style style:name="T19" style:family="text">
      <style:text-properties fo:color="#000000" loext:opacity="100%" style:font-name="NimbusSans1" fo:font-size="8pt" fo:font-weight="normal" style:font-name-asian="NimbusSans1" style:font-size-asian="8pt" style:font-weight-asian="normal" style:font-name-complex="NimbusSans1" style:font-size-complex="8pt" style:font-weight-complex="normal"/>
    </style:style>
    <style:style style:name="T20" style:family="text">
      <style:text-properties fo:color="#424242" loext:opacity="100%" style:font-name="NimbusSansBold1" fo:font-size="8pt" fo:font-weight="bold" style:font-name-asian="NimbusSansBold1" style:font-size-asian="8pt" style:font-weight-asian="bold" style:font-name-complex="NimbusSansBold1" style:font-size-complex="8pt" style:font-weight-complex="bold"/>
    </style:style>
    <style:style style:name="T21" style:family="text">
      <style:text-properties fo:color="#000000" loext:opacity="100%" style:font-name="DejaVuSans1" fo:font-size="8pt" fo:font-weight="bold" style:font-name-asian="DejaVuSans1" style:font-size-asian="8pt" style:font-weight-asian="bold" style:font-name-complex="DejaVuSans1" style:font-size-complex="8pt" style:font-weight-complex="bold"/>
    </style:style>
    <style:style style:name="T22" style:family="text">
      <style:text-properties fo:color="#424242" loext:opacity="100%" style:font-name="DejaVuSans1" fo:font-size="8pt" fo:font-weight="normal" style:font-name-asian="DejaVuSans1" style:font-size-asian="8pt" style:font-weight-asian="normal" style:font-name-complex="DejaVuSans1" style:font-size-complex="8pt" style:font-weight-complex="normal"/>
    </style:style>
    <style:style style:name="T23" style:family="text">
      <style:text-properties fo:color="#ffffff" loext:opacity="100%" style:font-name="DejaVuSans1" fo:font-size="8pt" fo:font-weight="normal" style:font-name-asian="DejaVuSans1" style:font-size-asian="8pt" style:font-weight-asian="normal" style:font-name-complex="DejaVuSans1" style:font-size-complex="8pt" style:font-weight-complex="normal"/>
    </style:style>
    <style:style style:name="T24" style:family="text">
      <style:text-properties fo:color="#000000" loext:opacity="100%" style:font-name="OpenSymbol1" fo:font-size="4.5pt" fo:font-weight="normal" style:font-name-asian="OpenSymbol1" style:font-size-asian="4.5pt" style:font-weight-asian="normal" style:font-name-complex="OpenSymbol1" style:font-size-complex="4.5pt" style:font-weight-complex="normal"/>
    </style:style>
    <style:style style:name="T25" style:family="text">
      <style:text-properties fo:color="#000000" loext:opacity="100%" style:font-name="Lato" fo:font-size="10pt" fo:font-weight="350" style:font-name-asian="Lato" style:font-size-asian="10pt" style:font-weight-asian="350" style:font-name-complex="Lato" style:font-size-complex="10pt" style:font-weight-complex="350"/>
    </style:style>
    <style:style style:name="T26" style:family="text">
      <style:text-properties fo:color="#000000" loext:opacity="100%" style:font-name="Lato" fo:font-size="10pt" fo:font-weight="bold" style:font-name-asian="Lato" style:font-size-asian="10pt" style:font-weight-asian="bold" style:font-name-complex="Lato" style:font-size-complex="10pt" style:font-weight-complex="bold"/>
    </style:style>
    <style:style style:name="T27" style:family="text">
      <style:text-properties fo:color="#333333" loext:opacity="100%" style:font-name="Lato" fo:font-size="12pt" fo:font-weight="bold" style:font-name-asian="Lato" style:font-size-asian="12pt" style:font-weight-asian="bold" style:font-name-complex="Lato" style:font-size-complex="12pt" style:font-weight-complex="bold"/>
    </style:style>
    <style:style style:name="T28" style:family="text">
      <style:text-properties fo:color="#6a6a6a" loext:opacity="100%" style:font-name="NotoSans" fo:font-size="9.89999961853027pt" fo:font-weight="normal" style:font-name-asian="NotoSans" style:font-size-asian="9.89999961853027pt" style:font-weight-asian="normal" style:font-name-complex="NotoSans" style:font-size-complex="9.89999961853027pt" style:font-weight-complex="normal"/>
    </style:style>
    <style:style style:name="T29" style:family="text">
      <style:text-properties fo:color="#2b2b2b" loext:opacity="100%" style:font-name="Lato" fo:font-size="9.89999961853027pt" fo:font-weight="normal" style:font-name-asian="Lato" style:font-size-asian="9.89999961853027pt" style:font-weight-asian="normal" style:font-name-complex="Lato" style:font-size-complex="9.89999961853027pt" style:font-weight-complex="normal"/>
    </style:style>
    <style:style style:name="T30" style:family="text">
      <style:text-properties fo:color="#3e3e3e" loext:opacity="100%" style:font-name="NotoSans" fo:font-size="13pt" fo:font-weight="bold" style:font-name-asian="NotoSans" style:font-size-asian="13pt" style:font-weight-asian="bold" style:font-name-complex="NotoSans" style:font-size-complex="13pt" style:font-weight-complex="bold"/>
    </style:style>
    <style:style style:name="T31" style:family="text">
      <style:text-properties fo:color="#000000" loext:opacity="100%" style:font-name="Lato" fo:font-size="9pt" fo:font-weight="350" style:font-name-asian="Lato" style:font-size-asian="9pt" style:font-weight-asian="350" style:font-name-complex="Lato" style:font-size-complex="9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4.156cm" svg:x="0cm" svg:y="0cm" svg:viewBox="0 0 21001 4157" draw:points="0,4157 21001,4157 21001,0 0,0">
          <text:p/>
        </draw:polygon>
        <draw:polygon draw:style-name="gr3" draw:text-style-name="P3" draw:layer="layout" svg:width="21cm" svg:height="1.506cm" svg:x="0cm" svg:y="4cm" svg:viewBox="0 0 21001 1507" draw:points="0,1507 21001,1507 21001,0 0,0">
          <text:p/>
        </draw:polygon>
        <draw:polygon draw:style-name="gr4" draw:text-style-name="P4" draw:layer="layout" svg:width="8.56cm" svg:height="24.2cm" svg:x="0cm" svg:y="5.5cm" svg:viewBox="0 0 8561 24201" draw:points="0,24201 8561,24201 8561,0 0,0">
          <text:p/>
        </draw:polygon>
        <draw:line draw:style-name="gr5" draw:text-style-name="P5" draw:layer="layout" svg:x1="0.75cm" svg:y1="6.5cm" svg:x2="7.05cm" svg:y2="6.5cm">
          <text:p/>
        </draw:line>
        <draw:line draw:style-name="gr5" draw:text-style-name="P5" draw:layer="layout" svg:x1="0.7cm" svg:y1="14.114cm" svg:x2="6.999cm" svg:y2="14.114cm">
          <text:p/>
        </draw:line>
        <draw:line draw:style-name="gr5" draw:text-style-name="P5" draw:layer="layout" svg:x1="8.749cm" svg:y1="6.75cm" svg:x2="19.249cm" svg:y2="6.75cm">
          <text:p/>
        </draw:line>
        <draw:line draw:style-name="gr5" draw:text-style-name="P5" draw:layer="layout" svg:x1="8.999cm" svg:y1="17.75cm" svg:x2="19.5cm" svg:y2="17.75cm">
          <text:p/>
        </draw:line>
        <draw:frame draw:style-name="gr6" draw:text-style-name="P7" draw:layer="layout" svg:width="2.766cm" svg:height="0.433cm" svg:x="6.001cm" svg:y="4.567cm">
          <draw:text-box>
            <text:p text:style-name="P6"><text:span text:style-name="T1">Github : JP007-star</text:span></text:p>
          </draw:text-box>
        </draw:frame>
        <draw:frame draw:style-name="gr7" draw:text-style-name="P8" draw:layer="layout" svg:width="1.623cm" svg:height="0.86cm" svg:x="0.702cm" svg:y="12.752cm">
          <draw:text-box>
            <text:p text:style-name="P6"><text:span text:style-name="T2">Skills</text:span></text:p>
          </draw:text-box>
        </draw:frame>
        <draw:frame draw:style-name="gr6" draw:text-style-name="P7" draw:layer="layout" svg:width="7.313cm" svg:height="0.433cm" svg:x="9.049cm" svg:y="22.023cm">
          <draw:text-box>
            <text:p text:style-name="P6"><text:span text:style-name="T3">Home Automation(Firebase Flutter NodeMCU)</text:span></text:p>
          </draw:text-box>
        </draw:frame>
        <draw:frame draw:style-name="gr6" draw:text-style-name="P7" draw:layer="layout" svg:width="5.002cm" svg:height="0.433cm" svg:x="0.497cm" svg:y="4.567cm">
          <draw:text-box>
            <text:p text:style-name="P6"><text:span text:style-name="T1">Mail :jayaprasad.jp.m@gmail.com</text:span></text:p>
          </draw:text-box>
        </draw:frame>
        <draw:frame draw:style-name="gr6" draw:text-style-name="P7" draw:layer="layout" svg:width="2.462cm" svg:height="0.433cm" svg:x="13.751cm" svg:y="4.567cm">
          <draw:text-box>
            <text:p text:style-name="P6"><text:span text:style-name="T1">Ph : 9080059962</text:span></text:p>
          </draw:text-box>
        </draw:frame>
        <draw:frame draw:style-name="gr6" draw:text-style-name="P7" draw:layer="layout" svg:width="1.556cm" svg:height="0.433cm" svg:x="16.944cm" svg:y="4.567cm">
          <draw:text-box>
            <text:p text:style-name="P6"><text:span text:style-name="T1">Bengaluru</text:span></text:p>
          </draw:text-box>
        </draw:frame>
        <draw:frame draw:style-name="gr6" draw:text-style-name="P7" draw:layer="layout" svg:width="0.317cm" svg:height="0.319cm" svg:x="18.662cm" svg:y="4.615cm">
          <draw:text-box>
            <text:p text:style-name="P6"><text:span text:style-name="T4"><text:s/></text:span></text:p>
          </draw:text-box>
        </draw:frame>
        <draw:frame draw:style-name="gr6" draw:text-style-name="P7" draw:layer="layout" svg:width="1.602cm" svg:height="0.433cm" svg:x="17.985cm" svg:y="4.567cm">
          <draw:text-box>
            <text:p text:style-name="P6"><text:span text:style-name="T1"><text:s text:c="8"/></text:span><text:span text:style-name="T1">, India</text:span></text:p>
          </draw:text-box>
        </draw:frame>
        <draw:frame draw:style-name="gr6" draw:text-style-name="P7" draw:layer="layout" svg:width="3.778cm" svg:height="0.433cm" svg:x="9.529cm" svg:y="4.557cm">
          <draw:text-box>
            <text:p text:style-name="P6"><text:span text:style-name="T1">LinkedIn : in/jaya-prasad/</text:span></text:p>
          </draw:text-box>
        </draw:frame>
        <draw:frame draw:style-name="gr6" draw:text-style-name="P7" draw:layer="layout" svg:width="0.317cm" svg:height="0.319cm" svg:x="5.877cm" svg:y="12.016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1.09cm" svg:height="0.433cm" svg:x="0.702cm" svg:y="17.175cm">
          <draw:text-box>
            <text:p text:style-name="P6"><text:span text:style-name="T6">Flutter</text:span></text:p>
          </draw:text-box>
        </draw:frame>
        <draw:frame draw:style-name="gr6" draw:text-style-name="P7" draw:layer="layout" svg:width="1.217cm" svg:height="0.433cm" svg:x="0.702cm" svg:y="17.705cm">
          <draw:text-box>
            <text:p text:style-name="P6"><text:span text:style-name="T6">DevOps</text:span></text:p>
          </draw:text-box>
        </draw:frame>
        <draw:frame draw:style-name="gr6" draw:text-style-name="P7" draw:layer="layout" svg:width="1.23cm" svg:height="0.433cm" svg:x="8.749cm" svg:y="14cm">
          <draw:text-box>
            <text:p text:style-name="P6"><text:span text:style-name="T3"><text:s/></text:span><text:span text:style-name="T3">Avanze</text:span></text:p>
          </draw:text-box>
        </draw:frame>
        <draw:frame draw:style-name="gr6" draw:text-style-name="P7" draw:layer="layout" svg:width="0.317cm" svg:height="0.319cm" svg:x="9.948cm" svg:y="14.108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3.6cm" svg:height="0.433cm" svg:x="10.019cm" svg:y="14cm">
          <draw:text-box>
            <text:p text:style-name="P6"><text:span text:style-name="T3">Technologies-Software</text:span></text:p>
          </draw:text-box>
        </draw:frame>
        <draw:frame draw:style-name="gr6" draw:text-style-name="P7" draw:layer="layout" svg:width="0.317cm" svg:height="0.319cm" svg:x="13.829cm" svg:y="14.108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1.407cm" svg:height="0.433cm" svg:x="13.899cm" svg:y="14cm">
          <draw:text-box>
            <text:p text:style-name="P6"><text:span text:style-name="T3">Engineer</text:span></text:p>
          </draw:text-box>
        </draw:frame>
        <draw:frame draw:style-name="gr6" draw:text-style-name="P7" draw:layer="layout" svg:width="0.317cm" svg:height="0.319cm" svg:x="15.385cm" svg:y="14.108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1.196cm" svg:height="0.433cm" svg:x="15.452cm" svg:y="14cm">
          <draw:text-box>
            <text:p text:style-name="P6"><text:span text:style-name="T3">Trainee</text:span></text:p>
          </draw:text-box>
        </draw:frame>
        <draw:frame draw:style-name="gr6" draw:text-style-name="P7" draw:layer="layout" svg:width="0.317cm" svg:height="0.319cm" svg:x="9.56cm" svg:y="14.638cm">
          <draw:text-box>
            <text:p text:style-name="P6"><text:span text:style-name="T5"><text:s text:c="3"/></text:span></text:p>
          </draw:text-box>
        </draw:frame>
        <draw:frame draw:style-name="gr6" draw:text-style-name="P7" draw:layer="layout" svg:width="0.317cm" svg:height="0.319cm" svg:x="15.416cm" svg:y="15.52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6.228cm" svg:y="15.52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849cm" svg:height="0.433cm" svg:x="8.961cm" svg:y="6.998cm">
          <draw:text-box>
            <text:p text:style-name="P6"><text:span text:style-name="T3">Torry</text:span></text:p>
          </draw:text-box>
        </draw:frame>
        <draw:frame draw:style-name="gr6" draw:text-style-name="P7" draw:layer="layout" svg:width="0.317cm" svg:height="0.319cm" svg:x="9.807cm" svg:y="7.109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0.976cm" svg:height="0.433cm" svg:x="9.874cm" svg:y="6.998cm">
          <draw:text-box>
            <text:p text:style-name="P6"><text:span text:style-name="T3">Harris</text:span></text:p>
          </draw:text-box>
        </draw:frame>
        <draw:frame draw:style-name="gr6" draw:text-style-name="P7" draw:layer="layout" svg:width="0.317cm" svg:height="0.319cm" svg:x="10.83cm" svg:y="7.109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1.717cm" svg:height="0.433cm" svg:x="10.897cm" svg:y="6.998cm">
          <draw:text-box>
            <text:p text:style-name="P6"><text:span text:style-name="T3">Integrated</text:span></text:p>
          </draw:text-box>
        </draw:frame>
        <draw:frame draw:style-name="gr6" draw:text-style-name="P7" draw:layer="layout" svg:width="0.317cm" svg:height="0.319cm" svg:x="12.665cm" svg:y="7.109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3.092cm" svg:height="0.433cm" svg:x="12.735cm" svg:y="6.998cm">
          <draw:text-box>
            <text:p text:style-name="P6"><text:span text:style-name="T3">Solution <text:s/>-Associate</text:span></text:p>
          </draw:text-box>
        </draw:frame>
        <draw:frame draw:style-name="gr6" draw:text-style-name="P7" draw:layer="layout" svg:width="0.317cm" svg:height="0.319cm" svg:x="15.804cm" svg:y="7.109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1.424cm" svg:height="0.433cm" svg:x="15.871cm" svg:y="6.998cm">
          <draw:text-box>
            <text:p text:style-name="P6"><text:span text:style-name="T3">Software</text:span></text:p>
          </draw:text-box>
        </draw:frame>
        <draw:frame draw:style-name="gr6" draw:text-style-name="P7" draw:layer="layout" svg:width="0.317cm" svg:height="0.319cm" svg:x="17.074cm" svg:y="7.109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2cm" svg:height="0.433cm" svg:x="16.842cm" svg:y="6.998cm">
          <draw:text-box>
            <text:p text:style-name="P6"><text:span text:style-name="T3"><text:s text:c="7"/></text:span><text:span text:style-name="T3">Engineer</text:span></text:p>
          </draw:text-box>
        </draw:frame>
        <draw:frame draw:style-name="gr6" draw:text-style-name="P7" draw:layer="layout" svg:width="0.317cm" svg:height="0.319cm" svg:x="9.701cm" svg:y="7.603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1.78cm" svg:height="0.433cm" svg:x="9.768cm" svg:y="7.492cm">
          <draw:text-box>
            <text:p text:style-name="P6"><text:span text:style-name="T8"><text:s text:c="21"/></text:span></text:p>
          </draw:text-box>
        </draw:frame>
        <draw:frame draw:style-name="gr6" draw:text-style-name="P7" draw:layer="layout" svg:width="0.317cm" svg:height="0.319cm" svg:x="9.874cm" svg:y="7.603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2.809cm" svg:height="0.433cm" svg:x="9.049cm" svg:y="7.499cm">
          <draw:text-box>
            <text:p text:style-name="P6"><text:span text:style-name="T8">AUG 2021 -Present</text:span></text:p>
          </draw:text-box>
        </draw:frame>
        <draw:frame draw:style-name="gr6" draw:text-style-name="P7" draw:layer="layout" svg:width="0.317cm" svg:height="0.319cm" svg:x="10.195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0.971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2.277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3.476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4.429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5.73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6.404cm" svg:y="8.097cm">
          <draw:text-box>
            <text:p text:style-name="P6"><text:span text:style-name="T5"><text:s/></text:span></text:p>
          </draw:text-box>
        </draw:frame>
        <draw:frame draw:style-name="gr6" draw:text-style-name="P7" draw:layer="layout" svg:width="0.317cm" svg:height="0.319cm" svg:x="17.533cm" svg:y="8.097cm">
          <draw:text-box>
            <text:p text:style-name="P6"><text:span text:style-name="T5"><text:s/></text:span></text:p>
          </draw:text-box>
        </draw:frame>
        <draw:frame draw:style-name="gr8" draw:text-style-name="P9" draw:layer="layout" svg:width="5.349cm" svg:height="0.513cm" svg:x="8.001cm" svg:y="2.236cm">
          <draw:text-box>
            <text:p text:style-name="P6"><text:span text:style-name="T9">Full Stack Software <text:s/>Developer</text:span></text:p>
          </draw:text-box>
        </draw:frame>
        <draw:frame draw:style-name="gr8" draw:text-style-name="P9" draw:layer="layout" svg:width="0.376cm" svg:height="0.378cm" svg:x="9.666cm" svg:y="2.3cm">
          <draw:text-box>
            <text:p text:style-name="P6"><text:span text:style-name="T10"><text:s/></text:span></text:p>
          </draw:text-box>
        </draw:frame>
        <draw:frame draw:style-name="gr8" draw:text-style-name="P9" draw:layer="layout" svg:width="0.376cm" svg:height="0.378cm" svg:x="11.43cm" svg:y="2.3cm">
          <draw:text-box>
            <text:p text:style-name="P6"><text:span text:style-name="T10"><text:s/></text:span></text:p>
          </draw:text-box>
        </draw:frame>
        <draw:frame draw:style-name="gr7" draw:text-style-name="P8" draw:layer="layout" svg:width="1.915cm" svg:height="0.86cm" svg:x="0.699cm" svg:y="5.636cm">
          <draw:text-box>
            <text:p text:style-name="P6"><text:span text:style-name="T2">About</text:span></text:p>
          </draw:text-box>
        </draw:frame>
        <draw:frame draw:style-name="gr7" draw:text-style-name="P8" draw:layer="layout" svg:width="0.63cm" svg:height="0.632cm" svg:x="2.709cm" svg:y="5.851cm">
          <draw:text-box>
            <text:p text:style-name="P6"><text:span text:style-name="T11"><text:s/></text:span></text:p>
          </draw:text-box>
        </draw:frame>
        <draw:frame draw:style-name="gr7" draw:text-style-name="P8" draw:layer="layout" svg:width="0.971cm" svg:height="0.86cm" svg:x="2.85cm" svg:y="5.636cm">
          <draw:text-box>
            <text:p text:style-name="P6"><text:span text:style-name="T2">Me</text:span></text:p>
          </draw:text-box>
        </draw:frame>
        <draw:frame draw:style-name="gr7" draw:text-style-name="P8" draw:layer="layout" svg:width="3.143cm" svg:height="0.86cm" svg:x="0.751cm" svg:y="9.503cm">
          <draw:text-box>
            <text:p text:style-name="P6"><text:span text:style-name="T2">Education</text:span></text:p>
          </draw:text-box>
        </draw:frame>
        <draw:frame draw:style-name="gr7" draw:text-style-name="P8" draw:layer="layout" svg:width="3.452cm" svg:height="0.86cm" svg:x="9.063cm" svg:y="5.753cm">
          <draw:text-box>
            <text:p text:style-name="P6"><text:span text:style-name="T2">Experience</text:span></text:p>
          </draw:text-box>
        </draw:frame>
        <draw:frame draw:style-name="gr7" draw:text-style-name="P8" draw:layer="layout" svg:width="2.555cm" svg:height="0.86cm" svg:x="8.929cm" svg:y="16.752cm">
          <draw:text-box>
            <text:p text:style-name="P6"><text:span text:style-name="T2">Projects</text:span></text:p>
          </draw:text-box>
        </draw:frame>
        <draw:frame draw:style-name="gr9" draw:text-style-name="P10" draw:layer="layout" svg:width="1.598cm" svg:height="1.03cm" svg:x="7.832cm" svg:y="1.123cm">
          <draw:text-box>
            <text:p text:style-name="P6"><text:span text:style-name="T12">Jaya</text:span></text:p>
          </draw:text-box>
        </draw:frame>
        <draw:frame draw:style-name="gr9" draw:text-style-name="P10" draw:layer="layout" svg:width="0.757cm" svg:height="0.759cm" svg:x="9.631cm" svg:y="1.38cm">
          <draw:text-box>
            <text:p text:style-name="P6"><text:span text:style-name="T13"><text:s/></text:span></text:p>
          </draw:text-box>
        </draw:frame>
        <draw:frame draw:style-name="gr9" draw:text-style-name="P10" draw:layer="layout" svg:width="2.589cm" svg:height="1.03cm" svg:x="9.807cm" svg:y="1.123cm">
          <draw:text-box>
            <text:p text:style-name="P6"><text:span text:style-name="T12">Prasad</text:span></text:p>
          </draw:text-box>
        </draw:frame>
        <draw:frame draw:style-name="gr9" draw:text-style-name="P10" draw:layer="layout" svg:width="0.757cm" svg:height="0.759cm" svg:x="12.524cm" svg:y="1.38cm">
          <draw:text-box>
            <text:p text:style-name="P6"><text:span text:style-name="T13"><text:s/></text:span></text:p>
          </draw:text-box>
        </draw:frame>
        <draw:frame draw:style-name="gr9" draw:text-style-name="P10" draw:layer="layout" svg:width="0.757cm" svg:height="1.03cm" svg:x="12.7cm" svg:y="1.123cm">
          <draw:text-box>
            <text:p text:style-name="P6"><text:span text:style-name="T12">M</text:span></text:p>
          </draw:text-box>
        </draw:frame>
        <draw:frame draw:style-name="gr10" draw:text-style-name="P11" draw:layer="layout" svg:width="1.242cm" svg:height="0.48cm" svg:x="0.751cm" svg:y="18.154cm">
          <draw:text-box>
            <text:p text:style-name="P6"><text:span text:style-name="T14">Docker</text:span></text:p>
          </draw:text-box>
        </draw:frame>
        <draw:frame draw:style-name="gr10" draw:text-style-name="P11" draw:layer="layout" svg:width="1.285cm" svg:height="0.48cm" svg:x="0.751cm" svg:y="18.684cm">
          <draw:text-box>
            <text:p text:style-name="P6"><text:span text:style-name="T14">Jenkins</text:span></text:p>
          </draw:text-box>
        </draw:frame>
        <draw:frame draw:style-name="gr6" draw:text-style-name="P7" draw:layer="layout" svg:width="2.021cm" svg:height="0.433cm" svg:x="0.737cm" svg:y="14.635cm">
          <draw:text-box>
            <text:p text:style-name="P6"><text:span text:style-name="T15">Microservice</text:span></text:p>
          </draw:text-box>
        </draw:frame>
        <draw:frame draw:style-name="gr6" draw:text-style-name="P7" draw:layer="layout" svg:width="3.063cm" svg:height="0.433cm" svg:x="3.313cm" svg:y="16.117cm">
          <draw:text-box>
            <text:p text:style-name="P6"><text:span text:style-name="T15">---------------I----- <text:s text:c="2"/>80%</text:span></text:p>
          </draw:text-box>
        </draw:frame>
        <draw:frame draw:style-name="gr6" draw:text-style-name="P7" draw:layer="layout" svg:width="3.063cm" svg:height="0.433cm" svg:x="3.277cm" svg:y="16.682cm">
          <draw:text-box>
            <text:p text:style-name="P6"><text:span text:style-name="T15">---------------I----- <text:s text:c="2"/>80%</text:span></text:p>
          </draw:text-box>
        </draw:frame>
        <draw:frame draw:style-name="gr6" draw:text-style-name="P7" draw:layer="layout" svg:width="3.13cm" svg:height="0.433cm" svg:x="3.242cm" svg:y="15.658cm">
          <draw:text-box>
            <text:p text:style-name="P6"><text:span text:style-name="T15">-------------|-------- <text:s/>70%</text:span></text:p>
          </draw:text-box>
        </draw:frame>
        <draw:frame draw:style-name="gr6" draw:text-style-name="P7" draw:layer="layout" svg:width="3.063cm" svg:height="0.433cm" svg:x="3.242cm" svg:y="14.6cm">
          <draw:text-box>
            <text:p text:style-name="P6"><text:span text:style-name="T15">---------------I----- <text:s text:c="2"/>80%</text:span></text:p>
          </draw:text-box>
        </draw:frame>
        <draw:frame draw:style-name="gr6" draw:text-style-name="P7" draw:layer="layout" svg:width="3.063cm" svg:height="0.433cm" svg:x="3.277cm" svg:y="15.165cm">
          <draw:text-box>
            <text:p text:style-name="P6"><text:span text:style-name="T15">---------------I----- <text:s text:c="2"/>80%</text:span></text:p>
          </draw:text-box>
        </draw:frame>
        <draw:frame draw:style-name="gr6" draw:text-style-name="P7" draw:layer="layout" svg:width="3.08cm" svg:height="0.433cm" svg:x="3.277cm" svg:y="17.211cm">
          <draw:text-box>
            <text:p text:style-name="P6"><text:span text:style-name="T15">-----------I---------- <text:s/>55%</text:span></text:p>
          </draw:text-box>
        </draw:frame>
        <draw:frame draw:style-name="gr6" draw:text-style-name="P7" draw:layer="layout" svg:width="3.063cm" svg:height="0.433cm" svg:x="3.277cm" svg:y="17.775cm">
          <draw:text-box>
            <text:p text:style-name="P6"><text:span text:style-name="T15">---------------I----- <text:s text:c="2"/>80%</text:span></text:p>
          </draw:text-box>
        </draw:frame>
        <draw:frame draw:style-name="gr6" draw:text-style-name="P7" draw:layer="layout" svg:width="3.114cm" svg:height="0.433cm" svg:x="3.291cm" svg:y="18.191cm">
          <draw:text-box>
            <text:p text:style-name="P6"><text:span text:style-name="T15">---------------|----- <text:s text:c="2"/>80%</text:span></text:p>
          </draw:text-box>
        </draw:frame>
        <draw:frame draw:style-name="gr6" draw:text-style-name="P7" draw:layer="layout" svg:width="3.063cm" svg:height="0.433cm" svg:x="3.291cm" svg:y="18.685cm">
          <draw:text-box>
            <text:p text:style-name="P6"><text:span text:style-name="T15">-----------I--------- <text:s text:c="2"/>60%</text:span></text:p>
          </draw:text-box>
        </draw:frame>
        <draw:frame draw:style-name="gr6" draw:text-style-name="P7" draw:layer="layout" svg:width="3.063cm" svg:height="0.433cm" svg:x="3.291cm" svg:y="19.214cm">
          <draw:text-box>
            <text:p text:style-name="P6"><text:span text:style-name="T15">-----------I--------- <text:s text:c="2"/>60%</text:span></text:p>
          </draw:text-box>
        </draw:frame>
        <draw:frame draw:style-name="gr6" draw:text-style-name="P7" draw:layer="layout" svg:width="3.063cm" svg:height="0.433cm" svg:x="3.291cm" svg:y="19.673cm">
          <draw:text-box>
            <text:p text:style-name="P6"><text:span text:style-name="T15">----------------I---- <text:s text:c="2"/>80%</text:span></text:p>
          </draw:text-box>
        </draw:frame>
        <draw:frame draw:style-name="gr6" draw:text-style-name="P7" draw:layer="layout" svg:width="1.776cm" svg:height="0.433cm" svg:x="8.999cm" svg:y="17.941cm">
          <draw:text-box>
            <text:p text:style-name="P6"><text:span text:style-name="T3">Restaurant</text:span></text:p>
          </draw:text-box>
        </draw:frame>
        <draw:frame draw:style-name="gr6" draw:text-style-name="P7" draw:layer="layout" svg:width="0.317cm" svg:height="0.319cm" svg:x="10.834cm" svg:y="18.052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1.306cm" svg:height="0.433cm" svg:x="10.904cm" svg:y="17.941cm">
          <draw:text-box>
            <text:p text:style-name="P6"><text:span text:style-name="T3">Booking</text:span></text:p>
          </draw:text-box>
        </draw:frame>
        <draw:frame draw:style-name="gr6" draw:text-style-name="P7" draw:layer="layout" svg:width="0.317cm" svg:height="0.319cm" svg:x="12.28cm" svg:y="18.052cm">
          <draw:text-box>
            <text:p text:style-name="P6"><text:span text:style-name="T7"><text:s/></text:span></text:p>
          </draw:text-box>
        </draw:frame>
        <draw:frame draw:style-name="gr6" draw:text-style-name="P7" draw:layer="layout" svg:width="1.81cm" svg:height="0.433cm" svg:x="12.351cm" svg:y="17.941cm">
          <draw:text-box>
            <text:p text:style-name="P6"><text:span text:style-name="T3">Application</text:span></text:p>
          </draw:text-box>
        </draw:frame>
        <draw:frame draw:style-name="gr11" draw:text-style-name="P12" draw:layer="layout" svg:width="0.87cm" svg:height="0.391cm" svg:x="8.999cm" svg:y="18.477cm">
          <draw:text-box>
            <text:p text:style-name="P6"><text:span text:style-name="T16">Spring</text:span></text:p>
          </draw:text-box>
        </draw:frame>
        <draw:frame draw:style-name="gr11" draw:text-style-name="P12" draw:layer="layout" svg:width="0.281cm" svg:height="0.285cm" svg:x="9.917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637cm" svg:height="0.391cm" svg:x="9.987cm" svg:y="18.477cm">
          <draw:text-box>
            <text:p text:style-name="P6"><text:span text:style-name="T16">Boot</text:span></text:p>
          </draw:text-box>
        </draw:frame>
        <draw:frame draw:style-name="gr11" draw:text-style-name="P12" draw:layer="layout" svg:width="0.281cm" svg:height="0.285cm" svg:x="10.657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492cm" svg:height="0.391cm" svg:x="10.728cm" svg:y="18.477cm">
          <draw:text-box>
            <text:p text:style-name="P6"><text:span text:style-name="T16">Application</text:span></text:p>
          </draw:text-box>
        </draw:frame>
        <draw:frame draw:style-name="gr11" draw:text-style-name="P12" draw:layer="layout" svg:width="0.281cm" svg:height="0.285cm" svg:x="12.315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395cm" svg:height="0.391cm" svg:x="12.386cm" svg:y="18.477cm">
          <draw:text-box>
            <text:p text:style-name="P6"><text:span text:style-name="T16">developed</text:span></text:p>
          </draw:text-box>
        </draw:frame>
        <draw:frame draw:style-name="gr11" draw:text-style-name="P12" draw:layer="layout" svg:width="0.281cm" svg:height="0.285cm" svg:x="13.868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658cm" svg:height="0.391cm" svg:x="13.938cm" svg:y="18.477cm">
          <draw:text-box>
            <text:p text:style-name="P6"><text:span text:style-name="T16">from</text:span></text:p>
          </draw:text-box>
        </draw:frame>
        <draw:frame draw:style-name="gr11" draw:text-style-name="P12" draw:layer="layout" svg:width="0.281cm" svg:height="0.285cm" svg:x="14.609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963cm" svg:height="0.391cm" svg:x="14.679cm" svg:y="18.477cm">
          <draw:text-box>
            <text:p text:style-name="P6"><text:span text:style-name="T16">scratch</text:span></text:p>
          </draw:text-box>
        </draw:frame>
        <draw:frame draw:style-name="gr11" draw:text-style-name="P12" draw:layer="layout" svg:width="0.281cm" svg:height="0.285cm" svg:x="15.702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51cm" svg:height="0.391cm" svg:x="15.773cm" svg:y="18.477cm">
          <draw:text-box>
            <text:p text:style-name="P6"><text:span text:style-name="T16">and</text:span></text:p>
          </draw:text-box>
        </draw:frame>
        <draw:frame draw:style-name="gr11" draw:text-style-name="P12" draw:layer="layout" svg:width="0.281cm" svg:height="0.285cm" svg:x="16.302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747cm" svg:height="0.391cm" svg:x="16.372cm" svg:y="18.477cm">
          <draw:text-box>
            <text:p text:style-name="P6"><text:span text:style-name="T16">setup</text:span></text:p>
          </draw:text-box>
        </draw:frame>
        <draw:frame draw:style-name="gr11" draw:text-style-name="P12" draw:layer="layout" svg:width="0.281cm" svg:height="0.285cm" svg:x="17.149cm" svg:y="18.57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768cm" svg:height="0.391cm" svg:x="17.219cm" svg:y="18.477cm">
          <draw:text-box>
            <text:p text:style-name="P6"><text:span text:style-name="T16">CI/CD</text:span></text:p>
          </draw:text-box>
        </draw:frame>
        <draw:frame draw:style-name="gr11" draw:text-style-name="P12" draw:layer="layout" svg:width="1.06cm" svg:height="0.391cm" svg:x="8.999cm" svg:y="19.042cm">
          <draw:text-box>
            <text:p text:style-name="P6"><text:span text:style-name="T16">pipeline</text:span></text:p>
          </draw:text-box>
        </draw:frame>
        <draw:frame draw:style-name="gr11" draw:text-style-name="P12" draw:layer="layout" svg:width="0.281cm" svg:height="0.285cm" svg:x="10.128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73cm" svg:height="0.391cm" svg:x="10.199cm" svg:y="19.042cm">
          <draw:text-box>
            <text:p text:style-name="P6"><text:span text:style-name="T16">using</text:span></text:p>
          </draw:text-box>
        </draw:frame>
        <draw:frame draw:style-name="gr11" draw:text-style-name="P12" draw:layer="layout" svg:width="0.281cm" svg:height="0.285cm" svg:x="10.975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946cm" svg:height="0.391cm" svg:x="11.045cm" svg:y="19.042cm">
          <draw:text-box>
            <text:p text:style-name="P6"><text:span text:style-name="T16">Jenkins</text:span></text:p>
          </draw:text-box>
        </draw:frame>
        <draw:frame draw:style-name="gr11" draw:text-style-name="P12" draw:layer="layout" svg:width="0.281cm" svg:height="0.285cm" svg:x="12.104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971cm" svg:height="0.391cm" svg:x="12.174cm" svg:y="19.042cm">
          <draw:text-box>
            <text:p text:style-name="P6"><text:span text:style-name="T16">Ansible</text:span></text:p>
          </draw:text-box>
        </draw:frame>
        <draw:frame draw:style-name="gr11" draw:text-style-name="P12" draw:layer="layout" svg:width="0.281cm" svg:height="0.285cm" svg:x="13.197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51cm" svg:height="0.391cm" svg:x="13.268cm" svg:y="19.042cm">
          <draw:text-box>
            <text:p text:style-name="P6"><text:span text:style-name="T16">and</text:span></text:p>
          </draw:text-box>
        </draw:frame>
        <draw:frame draw:style-name="gr11" draw:text-style-name="P12" draw:layer="layout" svg:width="0.281cm" svg:height="0.285cm" svg:x="13.797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903cm" svg:height="0.391cm" svg:x="13.868cm" svg:y="19.042cm">
          <draw:text-box>
            <text:p text:style-name="P6"><text:span text:style-name="T16">demonstrated</text:span></text:p>
          </draw:text-box>
        </draw:frame>
        <draw:frame draw:style-name="gr11" draw:text-style-name="P12" draw:layer="layout" svg:width="0.281cm" svg:height="0.285cm" svg:x="15.879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043cm" svg:height="0.391cm" svg:x="15.949cm" svg:y="19.042cm">
          <draw:text-box>
            <text:p text:style-name="P6"><text:span text:style-name="T16">DevOps</text:span></text:p>
          </draw:text-box>
        </draw:frame>
        <draw:frame draw:style-name="gr11" draw:text-style-name="P12" draw:layer="layout" svg:width="0.281cm" svg:height="0.285cm" svg:x="17.043cm" svg:y="19.133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844cm" svg:height="0.391cm" svg:x="17.113cm" svg:y="19.042cm">
          <draw:text-box>
            <text:p text:style-name="P6"><text:span text:style-name="T16">infrastructure</text:span></text:p>
          </draw:text-box>
        </draw:frame>
        <draw:frame draw:style-name="gr11" draw:text-style-name="P12" draw:layer="layout" svg:width="0.73cm" svg:height="0.391cm" svg:x="8.999cm" svg:y="19.571cm">
          <draw:text-box>
            <text:p text:style-name="P6"><text:span text:style-name="T16">using</text:span></text:p>
          </draw:text-box>
        </draw:frame>
        <draw:frame draw:style-name="gr11" draw:text-style-name="P12" draw:layer="layout" svg:width="0.281cm" svg:height="0.285cm" svg:x="9.775cm" svg:y="19.66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2.483cm" svg:height="0.391cm" svg:x="9.846cm" svg:y="19.571cm">
          <draw:text-box>
            <text:p text:style-name="P6"><text:span text:style-name="T16">DockerKubernetes</text:span></text:p>
          </draw:text-box>
        </draw:frame>
        <draw:frame draw:style-name="gr11" draw:text-style-name="P12" draw:layer="layout" svg:width="0.281cm" svg:height="0.285cm" svg:x="12.492cm" svg:y="19.66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281cm" svg:height="0.391cm" svg:x="12.562cm" svg:y="19.571cm">
          <draw:text-box>
            <text:p text:style-name="P6"><text:span text:style-name="T16">in</text:span></text:p>
          </draw:text-box>
        </draw:frame>
        <draw:frame draw:style-name="gr11" draw:text-style-name="P12" draw:layer="layout" svg:width="0.281cm" svg:height="0.285cm" svg:x="12.809cm" svg:y="19.66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603cm" svg:height="0.391cm" svg:x="12.88cm" svg:y="19.571cm">
          <draw:text-box>
            <text:p text:style-name="P6"><text:span text:style-name="T16">AWS</text:span></text:p>
          </draw:text-box>
        </draw:frame>
        <draw:frame draw:style-name="gr11" draw:text-style-name="P12" draw:layer="layout" svg:width="0.281cm" svg:height="0.285cm" svg:x="13.55cm" svg:y="19.662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806cm" svg:height="0.391cm" svg:x="13.621cm" svg:y="19.571cm">
          <draw:text-box>
            <text:p text:style-name="P6"><text:span text:style-name="T16">cloud.</text:span></text:p>
          </draw:text-box>
        </draw:frame>
        <draw:frame draw:style-name="gr11" draw:text-style-name="P12" draw:layer="layout" svg:width="1.23cm" svg:height="0.391cm" svg:x="9.045cm" svg:y="22.548cm">
          <draw:text-box>
            <text:p text:style-name="P6"><text:span text:style-name="T16">RealTime</text:span></text:p>
          </draw:text-box>
        </draw:frame>
        <draw:frame draw:style-name="gr11" draw:text-style-name="P12" draw:layer="layout" svg:width="0.281cm" svg:height="0.285cm" svg:x="10.351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476cm" svg:height="0.391cm" svg:x="10.421cm" svg:y="22.548cm">
          <draw:text-box>
            <text:p text:style-name="P6"><text:span text:style-name="T16">IOT</text:span></text:p>
          </draw:text-box>
        </draw:frame>
        <draw:frame draw:style-name="gr11" draw:text-style-name="P12" draw:layer="layout" svg:width="0.281cm" svg:height="0.285cm" svg:x="10.88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938cm" svg:height="0.391cm" svg:x="10.95cm" svg:y="22.548cm">
          <draw:text-box>
            <text:p text:style-name="P6"><text:span text:style-name="T16">Project</text:span></text:p>
          </draw:text-box>
        </draw:frame>
        <draw:frame draw:style-name="gr11" draw:text-style-name="P12" draw:layer="layout" svg:width="0.281cm" svg:height="0.285cm" svg:x="11.938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574cm" svg:height="0.391cm" svg:x="12.009cm" svg:y="22.548cm">
          <draw:text-box>
            <text:p text:style-name="P6"><text:span text:style-name="T16">with</text:span></text:p>
          </draw:text-box>
        </draw:frame>
        <draw:frame draw:style-name="gr11" draw:text-style-name="P12" draw:layer="layout" svg:width="0.281cm" svg:height="0.285cm" svg:x="12.608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369cm" svg:height="0.391cm" svg:x="12.679cm" svg:y="22.548cm">
          <draw:text-box>
            <text:p text:style-name="P6"><text:span text:style-name="T16">NodeMCU</text:span></text:p>
          </draw:text-box>
        </draw:frame>
        <draw:frame draw:style-name="gr11" draw:text-style-name="P12" draw:layer="layout" svg:width="0.281cm" svg:height="0.285cm" svg:x="14.125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51cm" svg:height="0.391cm" svg:x="14.196cm" svg:y="22.548cm">
          <draw:text-box>
            <text:p text:style-name="P6"><text:span text:style-name="T16">and</text:span></text:p>
          </draw:text-box>
        </draw:frame>
        <draw:frame draw:style-name="gr11" draw:text-style-name="P12" draw:layer="layout" svg:width="0.281cm" svg:height="0.285cm" svg:x="14.725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23cm" svg:height="0.391cm" svg:x="14.796cm" svg:y="22.548cm">
          <draw:text-box>
            <text:p text:style-name="P6"><text:span text:style-name="T16">RealTime</text:span></text:p>
          </draw:text-box>
        </draw:frame>
        <draw:frame draw:style-name="gr11" draw:text-style-name="P12" draw:layer="layout" svg:width="0.281cm" svg:height="0.285cm" svg:x="16.101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276cm" svg:height="0.391cm" svg:x="16.171cm" svg:y="22.548cm">
          <draw:text-box>
            <text:p text:style-name="P6"><text:span text:style-name="T16">DataBase</text:span></text:p>
          </draw:text-box>
        </draw:frame>
        <draw:frame draw:style-name="gr11" draw:text-style-name="P12" draw:layer="layout" svg:width="0.281cm" svg:height="0.285cm" svg:x="17.512cm" svg:y="22.6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281cm" svg:height="0.391cm" svg:x="17.582cm" svg:y="22.548cm">
          <draw:text-box>
            <text:p text:style-name="P6"><text:span text:style-name="T16">in</text:span></text:p>
          </draw:text-box>
        </draw:frame>
        <draw:frame draw:style-name="gr11" draw:text-style-name="P12" draw:layer="layout" svg:width="1.132cm" svg:height="0.391cm" svg:x="9.045cm" svg:y="23.113cm">
          <draw:text-box>
            <text:p text:style-name="P6"><text:span text:style-name="T16">Firebase</text:span></text:p>
          </draw:text-box>
        </draw:frame>
        <draw:frame draw:style-name="gr11" draw:text-style-name="P12" draw:layer="layout" svg:width="0.281cm" svg:height="0.285cm" svg:x="10.245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391cm" svg:height="0.391cm" svg:x="10.315cm" svg:y="23.113cm">
          <draw:text-box>
            <text:p text:style-name="P6"><text:span text:style-name="T16">for</text:span></text:p>
          </draw:text-box>
        </draw:frame>
        <draw:frame draw:style-name="gr11" draw:text-style-name="P12" draw:layer="layout" svg:width="0.281cm" svg:height="0.285cm" svg:x="10.668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1.484cm" svg:height="0.391cm" svg:x="10.739cm" svg:y="23.113cm">
          <draw:text-box>
            <text:p text:style-name="P6"><text:span text:style-name="T16">Controlling</text:span></text:p>
          </draw:text-box>
        </draw:frame>
        <draw:frame draw:style-name="gr11" draw:text-style-name="P12" draw:layer="layout" svg:width="0.281cm" svg:height="0.285cm" svg:x="12.326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2.119cm" svg:height="0.391cm" svg:x="12.397cm" svg:y="23.113cm">
          <draw:text-box>
            <text:p text:style-name="P6"><text:span text:style-name="T16">HomeAppliance</text:span></text:p>
          </draw:text-box>
        </draw:frame>
        <draw:frame draw:style-name="gr11" draw:text-style-name="P12" draw:layer="layout" svg:width="0.281cm" svg:height="0.285cm" svg:x="14.69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574cm" svg:height="0.391cm" svg:x="14.76cm" svg:y="23.113cm">
          <draw:text-box>
            <text:p text:style-name="P6"><text:span text:style-name="T16">with</text:span></text:p>
          </draw:text-box>
        </draw:frame>
        <draw:frame draw:style-name="gr11" draw:text-style-name="P12" draw:layer="layout" svg:width="0.281cm" svg:height="0.285cm" svg:x="15.36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878cm" svg:height="0.391cm" svg:x="15.431cm" svg:y="23.113cm">
          <draw:text-box>
            <text:p text:style-name="P6"><text:span text:style-name="T16">Flutter</text:span></text:p>
          </draw:text-box>
        </draw:frame>
        <draw:frame draw:style-name="gr11" draw:text-style-name="P12" draw:layer="layout" svg:width="0.281cm" svg:height="0.285cm" svg:x="16.383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895cm" svg:height="0.391cm" svg:x="16.454cm" svg:y="23.113cm">
          <draw:text-box>
            <text:p text:style-name="P6"><text:span text:style-name="T16">Hybird</text:span></text:p>
          </draw:text-box>
        </draw:frame>
        <draw:frame draw:style-name="gr11" draw:text-style-name="P12" draw:layer="layout" svg:width="0.281cm" svg:height="0.285cm" svg:x="17.406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912cm" svg:height="0.391cm" svg:x="17.477cm" svg:y="23.113cm">
          <draw:text-box>
            <text:p text:style-name="P6"><text:span text:style-name="T16">Mobile</text:span></text:p>
          </draw:text-box>
        </draw:frame>
        <draw:frame draw:style-name="gr11" draw:text-style-name="P12" draw:layer="layout" svg:width="0.281cm" svg:height="0.285cm" svg:x="18.429cm" svg:y="23.204cm">
          <draw:text-box>
            <text:p text:style-name="P6"><text:span text:style-name="T17"><text:s/></text:span></text:p>
          </draw:text-box>
        </draw:frame>
        <draw:frame draw:style-name="gr11" draw:text-style-name="P12" draw:layer="layout" svg:width="0.531cm" svg:height="0.391cm" svg:x="18.5cm" svg:y="23.113cm">
          <draw:text-box>
            <text:p text:style-name="P6"><text:span text:style-name="T16">App</text:span></text:p>
          </draw:text-box>
        </draw:frame>
        <draw:frame draw:style-name="gr11" draw:text-style-name="P12" draw:layer="layout" svg:width="0.747cm" svg:height="0.391cm" svg:x="0.868cm" svg:y="10.505cm">
          <draw:text-box>
            <text:p text:style-name="P6"><text:span text:style-name="T18">SCAD</text:span></text:p>
          </draw:text-box>
        </draw:frame>
        <draw:frame draw:style-name="gr11" draw:text-style-name="P12" draw:layer="layout" svg:width="0.281cm" svg:height="0.285cm" svg:x="1.683cm" svg:y="10.596cm">
          <draw:text-box>
            <text:p text:style-name="P6"><text:span text:style-name="T19"><text:s text:c="2"/></text:span></text:p>
          </draw:text-box>
        </draw:frame>
        <draw:frame draw:style-name="gr11" draw:text-style-name="P12" draw:layer="layout" svg:width="1.043cm" svg:height="0.391cm" svg:x="1.82cm" svg:y="10.505cm">
          <draw:text-box>
            <text:p text:style-name="P6"><text:span text:style-name="T18">Collage</text:span></text:p>
          </draw:text-box>
        </draw:frame>
        <draw:frame draw:style-name="gr11" draw:text-style-name="P12" draw:layer="layout" svg:width="0.281cm" svg:height="0.285cm" svg:x="2.917cm" svg:y="10.596cm">
          <draw:text-box>
            <text:p text:style-name="P6"><text:span text:style-name="T19"><text:s/></text:span></text:p>
          </draw:text-box>
        </draw:frame>
        <draw:frame draw:style-name="gr11" draw:text-style-name="P12" draw:layer="layout" svg:width="0.286cm" svg:height="0.391cm" svg:x="2.985cm" svg:y="10.505cm">
          <draw:text-box>
            <text:p text:style-name="P6"><text:span text:style-name="T18">of</text:span></text:p>
          </draw:text-box>
        </draw:frame>
        <draw:frame draw:style-name="gr11" draw:text-style-name="P12" draw:layer="layout" svg:width="0.281cm" svg:height="0.285cm" svg:x="3.267cm" svg:y="10.596cm">
          <draw:text-box>
            <text:p text:style-name="P6"><text:span text:style-name="T19"><text:s/></text:span></text:p>
          </draw:text-box>
        </draw:frame>
        <draw:frame draw:style-name="gr11" draw:text-style-name="P12" draw:layer="layout" svg:width="1.712cm" svg:height="0.391cm" svg:x="3.337cm" svg:y="10.505cm">
          <draw:text-box>
            <text:p text:style-name="P6"><text:span text:style-name="T18">Engineering</text:span></text:p>
          </draw:text-box>
        </draw:frame>
        <draw:frame draw:style-name="gr11" draw:text-style-name="P12" draw:layer="layout" svg:width="0.281cm" svg:height="0.285cm" svg:x="5.136cm" svg:y="10.596cm">
          <draw:text-box>
            <text:p text:style-name="P6"><text:span text:style-name="T19"><text:s/></text:span></text:p>
          </draw:text-box>
        </draw:frame>
        <draw:frame draw:style-name="gr11" draw:text-style-name="P12" draw:layer="layout" svg:width="0.535cm" svg:height="0.391cm" svg:x="5.211cm" svg:y="10.505cm">
          <draw:text-box>
            <text:p text:style-name="P6"><text:span text:style-name="T18">and</text:span></text:p>
          </draw:text-box>
        </draw:frame>
        <draw:frame draw:style-name="gr11" draw:text-style-name="P12" draw:layer="layout" svg:width="0.281cm" svg:height="0.285cm" svg:x="5.771cm" svg:y="10.596cm">
          <draw:text-box>
            <text:p text:style-name="P6"><text:span text:style-name="T19"><text:s/></text:span></text:p>
          </draw:text-box>
        </draw:frame>
        <draw:frame draw:style-name="gr11" draw:text-style-name="P12" draw:layer="layout" svg:width="1.623cm" svg:height="0.391cm" svg:x="5.846cm" svg:y="10.505cm">
          <draw:text-box>
            <text:p text:style-name="P6"><text:span text:style-name="T18">Technology</text:span></text:p>
          </draw:text-box>
        </draw:frame>
        <draw:frame draw:style-name="gr11" draw:text-style-name="P12" draw:layer="layout" svg:width="4.011cm" svg:height="0.391cm" svg:x="0.833cm" svg:y="10.96cm">
          <draw:text-box>
            <text:p text:style-name="P6"><text:span text:style-name="T20">Affiliated to Anna University</text:span></text:p>
          </draw:text-box>
        </draw:frame>
        <draw:frame draw:style-name="gr11" draw:text-style-name="P12" draw:layer="layout" svg:width="9.188cm" svg:height="0.331cm" svg:x="9.045cm" svg:y="20.34cm">
          <draw:text-box>
            <text:p text:style-name="P6"><text:span text:style-name="T21">Flipkart Clone E-Commerce Web Application -MERN Stack</text:span></text:p>
          </draw:text-box>
        </draw:frame>
        <draw:frame draw:style-name="gr11" draw:text-style-name="P12" draw:layer="layout" svg:width="10.704cm" svg:height="0.331cm" svg:x="9.045cm" svg:y="20.975cm">
          <draw:text-box>
            <text:p text:style-name="P6"><text:span text:style-name="T22">Developing MERN stack Web Application from scratch and setting up CI/CD</text:span></text:p>
          </draw:text-box>
        </draw:frame>
        <draw:frame draw:style-name="gr11" draw:text-style-name="P12" draw:layer="layout" svg:width="9.002cm" svg:height="0.331cm" svg:x="9.081cm" svg:y="21.504cm">
          <draw:text-box>
            <text:p text:style-name="P6"><text:span text:style-name="T22">pipeline using Jenkins and implementing DevOps infrastructure</text:span></text:p>
          </draw:text-box>
        </draw:frame>
        <draw:frame draw:style-name="gr6" draw:text-style-name="P7" draw:layer="layout" svg:width="1.183cm" svg:height="0.433cm" svg:x="0.702cm" svg:y="16.082cm">
          <draw:text-box>
            <text:p text:style-name="P6"><text:span text:style-name="T6">Node.js</text:span></text:p>
          </draw:text-box>
        </draw:frame>
        <draw:frame draw:style-name="gr6" draw:text-style-name="P7" draw:layer="layout" svg:width="1.238cm" svg:height="0.433cm" svg:x="0.702cm" svg:y="15.588cm">
          <draw:text-box>
            <text:p text:style-name="P6"><text:span text:style-name="T6">React.js</text:span></text:p>
          </draw:text-box>
        </draw:frame>
        <draw:frame draw:style-name="gr6" draw:text-style-name="P7" draw:layer="layout" svg:width="0.705cm" svg:height="0.433cm" svg:x="0.787cm" svg:y="19.603cm">
          <draw:text-box>
            <text:p text:style-name="P6"><text:span text:style-name="T6">AWS</text:span></text:p>
          </draw:text-box>
        </draw:frame>
        <draw:frame draw:style-name="gr6" draw:text-style-name="P7" draw:layer="layout" svg:width="0.938cm" svg:height="0.433cm" svg:x="0.737cm" svg:y="16.611cm">
          <draw:text-box>
            <text:p text:style-name="P6"><text:span text:style-name="T15">Mysql</text:span></text:p>
          </draw:text-box>
        </draw:frame>
        <draw:frame draw:style-name="gr10" draw:text-style-name="P11" draw:layer="layout" svg:width="2.034cm" svg:height="0.48cm" svg:x="0.751cm" svg:y="19.107cm">
          <draw:text-box>
            <text:p text:style-name="P6"><text:span text:style-name="T14">Kubernetes</text:span></text:p>
          </draw:text-box>
        </draw:frame>
        <draw:frame draw:style-name="gr6" draw:text-style-name="P7" draw:layer="layout" svg:width="1.763cm" svg:height="0.433cm" svg:x="0.737cm" svg:y="15.094cm">
          <draw:text-box>
            <text:p text:style-name="P6"><text:span text:style-name="T6">SpringBoot</text:span></text:p>
          </draw:text-box>
        </draw:frame>
        <draw:frame draw:style-name="gr11" draw:text-style-name="P12" draw:layer="layout" svg:width="4.206cm" svg:height="0.331cm" svg:x="8.498cm" svg:y="2.839cm">
          <draw:text-box>
            <text:p text:style-name="P6"><text:span text:style-name="T23">https://jayaprasad.netlify.app</text:span></text:p>
          </draw:text-box>
        </draw:frame>
        <draw:frame draw:style-name="gr12" draw:text-style-name="P13" draw:layer="layout" svg:width="0.158cm" svg:height="0.158cm" svg:x="8.95cm" svg:y="8.103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10.861cm" svg:height="0.353cm" svg:x="9.55cm" svg:y="7.999cm">
          <draw:text-box>
            <text:p text:style-name="P6"><text:span text:style-name="T25">Designed and implemented RESTful APIs for seamless communication </text:span></text:p>
          </draw:text-box>
        </draw:frame>
        <draw:frame draw:style-name="gr10" draw:text-style-name="P11" draw:layer="layout" svg:width="7.165cm" svg:height="0.353cm" svg:x="9.55cm" svg:y="8.352cm">
          <draw:text-box>
            <text:p text:style-name="P6"><text:span text:style-name="T25">between front-end and back-end components.</text:span></text:p>
          </draw:text-box>
        </draw:frame>
        <draw:frame draw:style-name="gr12" draw:text-style-name="P13" draw:layer="layout" svg:width="0.158cm" svg:height="0.158cm" svg:x="8.95cm" svg:y="9.108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9.997cm" svg:height="0.353cm" svg:x="9.55cm" svg:y="9.005cm">
          <draw:text-box>
            <text:p text:style-name="P6"><text:span text:style-name="T25">Collaborated with development teams to understand application </text:span></text:p>
          </draw:text-box>
        </draw:frame>
        <draw:frame draw:style-name="gr10" draw:text-style-name="P11" draw:layer="layout" svg:width="9.853cm" svg:height="0.353cm" svg:x="9.55cm" svg:y="9.357cm">
          <draw:text-box>
            <text:p text:style-name="P6"><text:span text:style-name="T25">requirements and design appropriate Redux data flow and state </text:span></text:p>
          </draw:text-box>
        </draw:frame>
        <draw:frame draw:style-name="gr10" draw:text-style-name="P11" draw:layer="layout" svg:width="3.672cm" svg:height="0.353cm" svg:x="9.55cm" svg:y="9.707cm">
          <draw:text-box>
            <text:p text:style-name="P6"><text:span text:style-name="T25">management strategies </text:span></text:p>
          </draw:text-box>
        </draw:frame>
        <draw:frame draw:style-name="gr12" draw:text-style-name="P13" draw:layer="layout" svg:width="0.158cm" svg:height="0.158cm" svg:x="8.95cm" svg:y="10.463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10.31cm" svg:height="0.353cm" svg:x="9.55cm" svg:y="10.359cm">
          <draw:text-box>
            <text:p text:style-name="P6"><text:span text:style-name="T25">Utilized Spring Boot framework for efficient and scalable back-end </text:span></text:p>
          </draw:text-box>
        </draw:frame>
        <draw:frame draw:style-name="gr10" draw:text-style-name="P11" draw:layer="layout" svg:width="10.374cm" svg:height="0.353cm" svg:x="9.55cm" svg:y="10.712cm">
          <draw:text-box>
            <text:p text:style-name="P6"><text:span text:style-name="T25">development and migrated Java REST API to AWS cloud using EKS </text:span></text:p>
          </draw:text-box>
        </draw:frame>
        <draw:frame draw:style-name="gr10" draw:text-style-name="P11" draw:layer="layout" svg:width="7.118cm" svg:height="0.353cm" svg:x="9.55cm" svg:y="11.065cm">
          <draw:text-box>
            <text:p text:style-name="P6"><text:span text:style-name="T25">Dynamo DB and also other AWS web services</text:span></text:p>
          </draw:text-box>
        </draw:frame>
        <draw:frame draw:style-name="gr12" draw:text-style-name="P13" draw:layer="layout" svg:width="0.158cm" svg:height="0.158cm" svg:x="8.95cm" svg:y="11.817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10.763cm" svg:height="0.353cm" svg:x="9.55cm" svg:y="11.718cm">
          <draw:text-box>
            <text:p text:style-name="P6"><text:span text:style-name="T25">Created and optimized database schemas and queries for MySQL and </text:span></text:p>
          </draw:text-box>
        </draw:frame>
        <draw:frame draw:style-name="gr10" draw:text-style-name="P11" draw:layer="layout" svg:width="5.975cm" svg:height="0.353cm" svg:x="9.55cm" svg:y="12.067cm">
          <draw:text-box>
            <text:p text:style-name="P6"><text:span text:style-name="T25">MongoDB and also worked with kafka </text:span></text:p>
          </draw:text-box>
        </draw:frame>
        <draw:frame draw:style-name="gr12" draw:text-style-name="P13" draw:layer="layout" svg:width="0.158cm" svg:height="0.158cm" svg:x="8.95cm" svg:y="12.823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10.378cm" svg:height="0.353cm" svg:x="9.55cm" svg:y="12.719cm">
          <draw:text-box>
            <text:p text:style-name="P6"><text:span text:style-name="T25">Migration and upgradation of Java Development Kit (JDK) versions </text:span></text:p>
          </draw:text-box>
        </draw:frame>
        <draw:frame draw:style-name="gr10" draw:text-style-name="P11" draw:layer="layout" svg:width="5.383cm" svg:height="0.353cm" svg:x="9.55cm" svg:y="13.072cm">
          <draw:text-box>
            <text:p text:style-name="P6"><text:span text:style-name="T25">from JDK 8 to JDK 11 and JDK 17.</text:span></text:p>
          </draw:text-box>
        </draw:frame>
        <draw:frame draw:style-name="gr10" draw:text-style-name="P11" draw:layer="layout" svg:width="7.842cm" svg:height="0.353cm" svg:x="0.699cm" svg:y="6.75cm">
          <draw:text-box>
            <text:p text:style-name="P6"><text:span text:style-name="T25">A Full Stack Java React.js Developer with 2+ years </text:span></text:p>
          </draw:text-box>
        </draw:frame>
        <draw:frame draw:style-name="gr10" draw:text-style-name="P11" draw:layer="layout" svg:width="8.312cm" svg:height="0.353cm" svg:x="0.699cm" svg:y="7.202cm">
          <draw:text-box>
            <text:p text:style-name="P6"><text:span text:style-name="T25">of experience, skilled in building scalable and efficient </text:span></text:p>
          </draw:text-box>
        </draw:frame>
        <draw:frame draw:style-name="gr10" draw:text-style-name="P11" draw:layer="layout" svg:width="7.474cm" svg:height="0.353cm" svg:x="0.699cm" svg:y="7.654cm">
          <draw:text-box>
            <text:p text:style-name="P6"><text:span text:style-name="T25">web applications. Seeking a challenging position </text:span></text:p>
          </draw:text-box>
        </draw:frame>
        <draw:frame draw:style-name="gr10" draw:text-style-name="P11" draw:layer="layout" svg:width="6.365cm" svg:height="0.353cm" svg:x="0.699cm" svg:y="8.105cm">
          <draw:text-box>
            <text:p text:style-name="P6"><text:span text:style-name="T25">That leverages my expertise in Full Stack </text:span></text:p>
          </draw:text-box>
        </draw:frame>
        <draw:frame draw:style-name="gr10" draw:text-style-name="P11" draw:layer="layout" svg:width="6.847cm" svg:height="0.353cm" svg:x="0.699cm" svg:y="8.557cm">
          <draw:text-box>
            <text:p text:style-name="P6"><text:span text:style-name="T25">development,DevOps, and Microservices to </text:span></text:p>
          </draw:text-box>
        </draw:frame>
        <draw:frame draw:style-name="gr10" draw:text-style-name="P11" draw:layer="layout" svg:width="8.011cm" svg:height="0.353cm" svg:x="0.699cm" svg:y="9.012cm">
          <draw:text-box>
            <text:p text:style-name="P6"><text:span text:style-name="T25">contribute to the success of a dynamic organization.</text:span></text:p>
          </draw:text-box>
        </draw:frame>
        <draw:frame draw:style-name="gr12" draw:text-style-name="P13" draw:layer="layout" svg:width="0.158cm" svg:height="0.158cm" svg:x="0.501cm" svg:y="11.602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1.848cm" svg:height="0.353cm" svg:x="1.101cm" svg:y="11.499cm">
          <draw:text-box>
            <text:p text:style-name="P6"><text:span text:style-name="T25">2017 -2021</text:span></text:p>
          </draw:text-box>
        </draw:frame>
        <draw:frame draw:style-name="gr10" draw:text-style-name="P11" draw:layer="layout" svg:width="4.752cm" svg:height="0.353cm" svg:x="1.101cm" svg:y="11.95cm">
          <draw:text-box>
            <text:p text:style-name="P6"><text:span text:style-name="T25">Bachelor of Engineering in EEE</text:span></text:p>
          </draw:text-box>
        </draw:frame>
        <draw:frame draw:style-name="gr10" draw:text-style-name="P11" draw:layer="layout" svg:width="1.903cm" svg:height="0.353cm" svg:x="1.101cm" svg:y="12.405cm">
          <draw:text-box>
            <text:p text:style-name="P6"><text:span text:style-name="T26">CGPA : 8.22</text:span></text:p>
          </draw:text-box>
        </draw:frame>
        <draw:frame draw:style-name="gr10" draw:text-style-name="P11" draw:layer="layout" svg:width="2.402cm" svg:height="0.353cm" svg:x="8.95cm" svg:y="14.501cm">
          <draw:text-box>
            <text:p text:style-name="P6"><text:span text:style-name="T25"><text:s/></text:span><text:span text:style-name="T25">Feb -July 2021</text:span></text:p>
          </draw:text-box>
        </draw:frame>
        <draw:frame draw:style-name="gr12" draw:text-style-name="P13" draw:layer="layout" svg:width="0.158cm" svg:height="0.158cm" svg:x="8.95cm" svg:y="15.056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9.993cm" svg:height="0.353cm" svg:x="9.55cm" svg:y="14.952cm">
          <draw:text-box>
            <text:p text:style-name="P6"><text:span text:style-name="T25">Designed and implement RESTful APIs and backend functionality</text:span></text:p>
          </draw:text-box>
        </draw:frame>
        <draw:frame draw:style-name="gr10" draw:text-style-name="P11" draw:layer="layout" svg:width="8.549cm" svg:height="0.353cm" svg:x="9.55cm" svg:y="15.404cm">
          <draw:text-box>
            <text:p text:style-name="P6"><text:span text:style-name="T25"><text:s/></text:span><text:span text:style-name="T25">using PHP frameworks such as Laravel and Codeigniter</text:span></text:p>
          </draw:text-box>
        </draw:frame>
        <draw:frame draw:style-name="gr12" draw:text-style-name="P13" draw:layer="layout" svg:width="0.158cm" svg:height="0.158cm" svg:x="8.95cm" svg:y="15.959cm">
          <draw:text-box>
            <text:p text:style-name="P6"><text:span text:style-name="T24">●</text:span></text:p>
          </draw:text-box>
        </draw:frame>
        <draw:frame draw:style-name="gr10" draw:text-style-name="P11" draw:layer="layout" svg:width="9.709cm" svg:height="0.353cm" svg:x="9.55cm" svg:y="15.856cm">
          <draw:text-box>
            <text:p text:style-name="P6"><text:span text:style-name="T25">Created responsive and intuitive user interfaces using React.js, </text:span></text:p>
          </draw:text-box>
        </draw:frame>
        <draw:frame draw:style-name="gr10" draw:text-style-name="P11" draw:layer="layout" svg:width="7.643cm" svg:height="0.353cm" svg:x="9.55cm" svg:y="16.307cm">
          <draw:text-box>
            <text:p text:style-name="P6"><text:span text:style-name="T25">HTML5, CSS3, and related frontend technologies.</text:span></text:p>
          </draw:text-box>
        </draw:frame>
        <draw:frame draw:style-name="gr13" draw:text-style-name="P14" draw:layer="layout" svg:width="3.317cm" svg:height="0.429cm" svg:x="0.751cm" svg:y="20.502cm">
          <draw:text-box>
            <text:p text:style-name="P6"><text:span text:style-name="T27">PROGRAMMING</text:span></text:p>
          </draw:text-box>
        </draw:frame>
        <draw:frame draw:style-name="gr14" draw:text-style-name="P15" draw:layer="layout" svg:width="2.61cm" svg:height="0.476cm" svg:x="0.751cm" svg:y="20.889cm">
          <draw:text-box>
            <text:p text:style-name="P6"><text:span text:style-name="T28">Over 5000 lines:</text:span></text:p>
          </draw:text-box>
        </draw:frame>
        <draw:frame draw:style-name="gr14" draw:text-style-name="P15" draw:layer="layout" svg:width="2.931cm" svg:height="0.348cm" svg:x="0.751cm" svg:y="21.404cm">
          <draw:text-box>
            <text:p text:style-name="P6"><text:span text:style-name="T29">Java • <text:s/>Javascript <text:s text:c="2"/></text:span></text:p>
          </draw:text-box>
        </draw:frame>
        <draw:frame draw:style-name="gr14" draw:text-style-name="P15" draw:layer="layout" svg:width="2.61cm" svg:height="0.476cm" svg:x="0.751cm" svg:y="22.004cm">
          <draw:text-box>
            <text:p text:style-name="P6"><text:span text:style-name="T28">Over 1000 lines:</text:span></text:p>
          </draw:text-box>
        </draw:frame>
        <draw:frame draw:style-name="gr14" draw:text-style-name="P15" draw:layer="layout" svg:width="5.738cm" svg:height="0.348cm" svg:x="0.751cm" svg:y="22.667cm">
          <draw:text-box>
            <text:p text:style-name="P6"><text:span text:style-name="T29">HTML •CSS • PHP <text:s/>•Python • YAML</text:span></text:p>
          </draw:text-box>
        </draw:frame>
        <draw:frame draw:style-name="gr14" draw:text-style-name="P15" draw:layer="layout" svg:width="1.403cm" svg:height="0.476cm" svg:x="0.751cm" svg:y="23.503cm">
          <draw:text-box>
            <text:p text:style-name="P6"><text:span text:style-name="T28">Familiar:</text:span></text:p>
          </draw:text-box>
        </draw:frame>
        <draw:frame draw:style-name="gr14" draw:text-style-name="P15" draw:layer="layout" svg:width="4.582cm" svg:height="0.348cm" svg:x="0.773cm" svg:y="24.149cm">
          <draw:text-box>
            <text:p text:style-name="P6"><text:span text:style-name="T29">Flutter • Android •Mongo DB</text:span></text:p>
          </draw:text-box>
        </draw:frame>
        <draw:frame draw:style-name="gr14" draw:text-style-name="P15" draw:layer="layout" svg:width="7.216cm" svg:height="0.348cm" svg:x="0.773cm" svg:y="25.253cm">
          <draw:text-box>
            <text:p text:style-name="P6"><text:span text:style-name="T29">Tools: Git ,GitHub,GitLab,Putty,Ansible,Docker,</text:span></text:p>
          </draw:text-box>
        </draw:frame>
        <draw:frame draw:style-name="gr14" draw:text-style-name="P15" draw:layer="layout" svg:width="5.971cm" svg:height="0.348cm" svg:x="0.773cm" svg:y="25.807cm">
          <draw:text-box>
            <text:p text:style-name="P6"><text:span text:style-name="T29">Jenkins,Kuberneters,Nexus Repository,</text:span></text:p>
          </draw:text-box>
        </draw:frame>
        <draw:frame draw:style-name="gr14" draw:text-style-name="P15" draw:layer="layout" svg:width="2.428cm" svg:height="0.348cm" svg:x="0.773cm" svg:y="26.357cm">
          <draw:text-box>
            <text:p text:style-name="P6"><text:span text:style-name="T29">AWS ,Linux etc </text:span></text:p>
          </draw:text-box>
        </draw:frame>
        <draw:frame draw:style-name="gr15" draw:text-style-name="P16" draw:layer="layout" svg:width="5.59cm" svg:height="0.623cm" svg:x="8.946cm" svg:y="23.667cm">
          <draw:text-box>
            <text:p text:style-name="P6"><text:span text:style-name="T30">AWARDS AND HONOURS</text:span></text:p>
          </draw:text-box>
        </draw:frame>
        <draw:frame draw:style-name="gr6" draw:text-style-name="P7" draw:layer="layout" svg:width="10.822cm" svg:height="0.319cm" svg:x="9cm" svg:y="27.75cm">
          <draw:text-box>
            <text:p text:style-name="P6"><text:span text:style-name="T31">2018 - Won first prize in PAPER PRESENTATION V.V College of Engineering </text:span></text:p>
          </draw:text-box>
        </draw:frame>
        <draw:frame draw:style-name="gr6" draw:text-style-name="P7" draw:layer="layout" svg:width="10.759cm" svg:height="0.637cm" svg:x="8.991cm" svg:y="27cm">
          <draw:text-box>
            <text:p text:style-name="P6"><text:span text:style-name="T31">2018 - Won first prize in Paper presentation National College of Engineering </text:span></text:p>
            <text:p text:style-name="P6"><text:span text:style-name="T31"><text:s text:c="13"/></text:span><text:span text:style-name="T31">Symposium </text:span></text:p>
          </draw:text-box>
        </draw:frame>
        <draw:frame draw:style-name="gr6" draw:text-style-name="P7" draw:layer="layout" svg:width="10.162cm" svg:height="0.319cm" svg:x="9cm" svg:y="26.5cm">
          <draw:text-box>
            <text:p text:style-name="P6"><text:span text:style-name="T31">2018 - Won second prize in National College of Engineering Symposium </text:span></text:p>
          </draw:text-box>
        </draw:frame>
        <draw:frame draw:style-name="gr6" draw:text-style-name="P7" draw:layer="layout" svg:width="10.467cm" svg:height="0.955cm" svg:x="8.996cm" svg:y="25.431cm">
          <draw:text-box>
            <text:p text:style-name="P6"><text:span text:style-name="T31">2019 - Delivered the Guest Lecture and One Day Workshop about Mobile </text:span></text:p>
            <text:p text:style-name="P6"><text:span text:style-name="T31"><text:s text:c="13"/></text:span><text:span text:style-name="T31">App Development (Flutter) <text:s/>for Second Year Students of</text:span></text:p>
            <text:p text:style-name="P6"><text:span text:style-name="T31"><text:s text:c="13"/></text:span><text:span text:style-name="T31">Francis Xariers Engieering College <text:s text:c="27"/></text:span></text:p>
          </draw:text-box>
        </draw:frame>
        <draw:frame draw:style-name="gr6" draw:text-style-name="P7" draw:layer="layout" svg:width="11.487cm" svg:height="0.319cm" svg:x="9.013cm" svg:y="24.931cm">
          <draw:text-box>
            <text:p text:style-name="P6"><text:span text:style-name="T31">2020 - Completed GREEN BELT LEAN SIX SIGMA certification program by MSME</text:span></text:p>
          </draw:text-box>
        </draw:frame>
        <draw:frame draw:style-name="gr6" draw:text-style-name="P7" draw:layer="layout" svg:width="9.912cm" svg:height="0.319cm" svg:x="9cm" svg:y="24.5cm">
          <draw:text-box>
            <text:p text:style-name="P6"><text:span text:style-name="T31">2023 - Rookie of Quarter in TORRY HARRIS INTEGRATED SOLU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Sans" svg:font-family="NimbusSans" style:font-pitch="variable"/>
    <style:font-face style:name="NimbusSans1" svg:font-family="NimbusSans"/>
    <style:font-face style:name="NimbusSansBold" svg:font-family="NimbusSansBold" style:font-pitch="variable"/>
    <style:font-face style:name="NimbusSansBold1" svg:font-family="NimbusSansBol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Sans" svg:font-family="NotoSans"/>
    <style:font-face style:name="NotoSans1" svg:font-family="NotoSans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23:09:18.068990787</dc:date>
    <meta:editing-duration>PT9M51S</meta:editing-duration>
    <meta:editing-cycles>1</meta:editing-cycles>
    <meta:document-statistic meta:object-count="234"/>
    <meta:generator>LibreOffice/7.4.5.1$Linux_X86_64 LibreOffice_project/40$Build-1</meta:generator>
  </office:meta>
</office:document-meta>
</file>